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="solid" draw:fill-color="#ccffcc" draw:textarea-horizontal-align="justify" draw:textarea-vertical-align="middle" draw:auto-grow-height="false"/>
    </style:style>
    <style:style style:name="gr2" style:family="graphic" style:parent-style-name="standard">
      <style:graphic-properties svg:stroke-color="#333333" draw:fill="solid" draw:fill-color="#ccffcc" draw:textarea-horizontal-align="justify" draw:textarea-vertical-align="middle" draw:auto-grow-height="false"/>
    </style:style>
    <style:style style:name="gr3" style:family="graphic" style:parent-style-name="standard">
      <style:graphic-properties svg:stroke-color="#333333" draw:fill="solid" draw:fill-color="#cfe7f5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25cm" svg:stroke-color="#339966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svg:stroke-color="#333333" draw:fill="solid" draw:fill-color="#333333" draw:textarea-horizontal-align="justify" draw:textarea-vertical-align="middle" draw:auto-grow-height="false"/>
    </style:style>
    <style:style style:name="gr6" style:family="graphic" style:parent-style-name="standard">
      <style:graphic-properties svg:stroke-color="#aea79f" draw:fill="solid" draw:fill-color="#666666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25cm" svg:stroke-color="#336699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svg:stroke-color="#666666" draw:fill="solid" draw:fill-color="#eeeeee" draw:textarea-horizontal-align="justify" draw:textarea-vertical-align="middle" draw:auto-grow-height="false"/>
    </style:style>
    <style:style style:name="gr9" style:family="graphic" style:parent-style-name="standard">
      <style:graphic-properties svg:stroke-color="#333333" draw:fill="solid" draw:fill-color="#aea79f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025cm" svg:stroke-color="#661900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11" style:family="graphic" style:parent-style-name="objectwithoutfill">
      <style:graphic-properties svg:stroke-width="0.025cm" svg:stroke-color="#cc9966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12" style:family="graphic" style:parent-style-name="objectwithoutfill">
      <style:graphic-properties svg:stroke-width="0.025cm" svg:stroke-color="#996633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13" style:family="graphic" style:parent-style-name="objectwithoutfill">
      <style:graphic-properties svg:stroke-width="0.025cm" svg:stroke-color="#666666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14" style:family="graphic" style:parent-style-name="objectwithoutfill">
      <style:graphic-properties svg:stroke-width="0.025cm" svg:stroke-color="#333333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cm" fo:min-width="0.22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color="#ffffff" fo:font-size="12pt" style:font-size-asian="12pt" style:font-size-complex="12pt"/>
    </style:style>
    <style:style style:name="P7" style:family="paragraph">
      <style:text-properties fo:font-size="6pt" style:font-size-asian="6pt" style:font-size-complex="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ffffff" fo:font-size="12pt" style:font-size-asian="12pt" style:font-size-complex="12pt"/>
    </style:style>
    <style:style style:name="T4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994cm" svg:height="3.772cm" svg:x="2.632cm" svg:y="6.399cm">
          <text:p text:style-name="P1"><text:span text:style-name="T1">ADC_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2.909cm" svg:height="2.05cm" svg:x="2.681cm" svg:y="3.207cm">
          <text:p text:style-name="P3"><text:span text:style-name="T1">Address</text:span></text:p>
          <text:p text:style-name="P3"><text:span text:style-name="T1">De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17cm" svg:height="1.033cm" draw:transform="rotate (-1.57585778162568) translate (7.812cm 5.5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5" xml:id="id1" draw:id="id1" draw:layer="layout" svg:width="0.654cm" svg:height="0.381cm" svg:x="4.942cm" svg:y="3.405cm">
          <text:p text:style-name="P1"><text:span text:style-name="T2">CS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22" draw:id="id22" draw:layer="layout" svg:width="0.635cm" svg:height="0.381cm" svg:x="7.171cm" svg:y="6.207cm">
          <text:p text:style-name="P1"><text:span text:style-name="T2">DI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3" draw:id="id3" draw:layer="layout" svg:width="0.654cm" svg:height="0.381cm" svg:x="4.928cm" svg:y="4.623cm">
          <text:p text:style-name="P1"><text:span text:style-name="T2">CS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6" draw:id="id6" draw:layer="layout" svg:width="0.635cm" svg:height="0.381cm" svg:x="7.171cm" svg:y="7.65cm">
          <text:p text:style-name="P1"><text:span text:style-name="T2">D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5" draw:id="id15" draw:layer="layout" svg:width="0.889cm" svg:height="0.381cm" svg:x="6.763cm" svg:y="6.969cm">
          <text:p text:style-name="P1"><text:span text:style-name="T2">out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7" draw:id="id7" draw:layer="layout" svg:width="0.635cm" svg:height="0.381cm" svg:x="3.74cm" svg:y="6.412cm">
          <text:p text:style-name="P1"><text:span text:style-name="T2">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8" draw:id="id8" draw:layer="layout" svg:width="0.694cm" svg:height="0.381cm" svg:x="3.713cm" svg:y="4.872cm">
          <text:p text:style-name="P1"><text:span text:style-name="T2">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line-skew="4.386cm" svg:x1="5.596cm" svg:y1="3.595cm" svg:x2="14.204cm" svg:y2="11.4cm" draw:start-shape="id1" draw:start-glue-point="1" draw:end-shape="id2" draw:end-glue-point="1" svg:d="M5596 3595h13494v7805h-4886" svg:viewBox="0 0 13495 7806">
          <text:p/>
        </draw:connector>
        <draw:connector draw:style-name="gr4" draw:text-style-name="P1" draw:layer="layout" draw:line-skew="4.175cm" svg:x1="5.582cm" svg:y1="4.813cm" svg:x2="14.19cm" svg:y2="8.034cm" draw:start-shape="id3" draw:start-glue-point="1" draw:end-shape="id4" draw:end-glue-point="1" svg:d="M5582 4813h13283v3221h-4675" svg:viewBox="0 0 13284 3222">
          <text:p/>
        </draw:connector>
        <draw:custom-shape draw:style-name="gr5" draw:text-style-name="P6" draw:layer="layout" svg:width="2.54cm" svg:height="3.086cm" svg:x="11.655cm" svg:y="5.432cm">
          <text:p text:style-name="P1"><text:span text:style-name="T3">0832</text:span><text:span text:style-name="T3"><text:line-break/></text:span><text:span text:style-name="T3"/></text:p>
          <text:p text:style-name="P1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24" draw:id="id24" draw:layer="layout" svg:width="0.635cm" svg:height="0.381cm" svg:x="11.655cm" svg:y="7.137cm">
          <text:p text:style-name="P1"><text:span text:style-name="T2">C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21" draw:id="id21" draw:layer="layout" svg:width="0.635cm" svg:height="0.381cm" svg:x="11.655cm" svg:y="6.394cm">
          <text:p text:style-name="P1"><text:span text:style-name="T2">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20" draw:id="id20" draw:layer="layout" svg:width="0.635cm" svg:height="0.381cm" svg:x="11.655cm" svg:y="5.686cm">
          <text:p text:style-name="P1"><text:span text:style-name="T2">D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4" draw:id="id4" draw:layer="layout" svg:width="0.635cm" svg:height="0.381cm" svg:x="13.555cm" svg:y="7.844cm">
          <text:p text:style-name="P1"><text:span text:style-name="T2">CS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508cm" svg:height="0.508cm" svg:x="12.647cm" svg:y="8.265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5" draw:text-style-name="P6" draw:layer="layout" svg:width="2.54cm" svg:height="3.086cm" svg:x="11.669cm" svg:y="8.798cm">
          <text:p text:style-name="P1"><text:span text:style-name="T3">0832</text:span><text:span text:style-name="T3"><text:line-break/></text:span><text:span text:style-name="T3"/></text:p>
          <text:p text:style-name="P1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26" draw:id="id26" draw:layer="layout" svg:width="0.635cm" svg:height="0.381cm" svg:x="11.669cm" svg:y="10.503cm">
          <text:p text:style-name="P1"><text:span text:style-name="T2">C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5" draw:id="id5" draw:layer="layout" svg:width="0.635cm" svg:height="0.381cm" svg:x="11.669cm" svg:y="9.76cm">
          <text:p text:style-name="P1"><text:span text:style-name="T2">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8" draw:id="id18" draw:layer="layout" svg:width="0.635cm" svg:height="0.381cm" svg:x="11.669cm" svg:y="9.052cm">
          <text:p text:style-name="P1"><text:span text:style-name="T2">D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2" draw:id="id2" draw:layer="layout" svg:width="0.635cm" svg:height="0.381cm" svg:x="13.569cm" svg:y="11.21cm">
          <text:p text:style-name="P1"><text:span text:style-name="T2">CS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0" draw:id="id10" draw:layer="layout" svg:width="0.635cm" svg:height="0.381cm" svg:x="13.569cm" svg:y="10.502cm">
          <text:p text:style-name="P1"><text:span text:style-name="T2">C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508cm" svg:height="0.508cm" svg:x="12.712cm" svg:y="11.63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onnector draw:style-name="gr7" draw:text-style-name="P1" draw:layer="layout" svg:x1="11.669cm" svg:y1="9.95cm" svg:x2="7.806cm" svg:y2="7.84cm" draw:start-shape="id5" draw:start-glue-point="3" draw:end-shape="id6" draw:end-glue-point="1" svg:d="M11669 9950h-1932v-2110h-1931" svg:viewBox="0 0 3864 2111">
          <text:p/>
        </draw:connector>
        <draw:connector draw:style-name="gr4" draw:text-style-name="P1" draw:layer="layout" svg:x1="4.057cm" svg:y1="6.412cm" svg:x2="4.06cm" svg:y2="5.253cm" draw:start-shape="id7" draw:start-glue-point="0" draw:end-shape="id8" draw:end-glue-point="2" svg:d="M4057 6412v-580h3v-579" svg:viewBox="0 0 4 1160">
          <text:p/>
        </draw:connector>
        <draw:custom-shape draw:style-name="gr8" draw:text-style-name="P1" draw:layer="layout" svg:width="3.048cm" svg:height="2.286cm" svg:x="15.588cm" svg:y="8.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824cm" svg:height="1.778cm" svg:x="16.604cm" svg:y="9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9" draw:id="id9" draw:layer="layout" svg:width="0.635cm" svg:height="0.381cm" svg:x="15.588cm" svg:y="10.198cm">
          <text:p text:style-name="P1"><text:span text:style-name="T2">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draw:line-skew="0.104cm" svg:x1="15.588cm" svg:y1="10.388cm" svg:x2="14.204cm" svg:y2="10.692cm" draw:start-shape="id9" draw:start-glue-point="3" draw:end-shape="id10" draw:end-glue-point="1" svg:d="M15588 10388h-589v304h-795" svg:viewBox="0 0 1385 305">
          <text:p/>
        </draw:connector>
        <draw:custom-shape draw:style-name="gr3" draw:text-style-name="P5" xml:id="id12" draw:id="id12" draw:layer="layout" svg:width="0.635cm" svg:height="0.381cm" svg:x="13.568cm" svg:y="7.142cm">
          <text:p text:style-name="P1"><text:span text:style-name="T2">C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4" draw:id="id14" draw:layer="layout" svg:width="0.635cm" svg:height="0.381cm" svg:x="13.568cm" svg:y="6.399cm">
          <text:p text:style-name="P1"><text:span text:style-name="T2">C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3.048cm" svg:height="2.286cm" svg:x="15.587cm" svg:y="5.0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824cm" svg:height="1.778cm" svg:x="16.603cm" svg:y="5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1" draw:id="id11" draw:layer="layout" svg:width="0.635cm" svg:height="0.381cm" svg:x="15.587cm" svg:y="5.938cm">
          <text:p text:style-name="P1"><text:span text:style-name="T2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3" draw:id="id13" draw:layer="layout" svg:width="0.635cm" svg:height="0.381cm" svg:x="15.587cm" svg:y="6.4cm">
          <text:p text:style-name="P1"><text:span text:style-name="T2">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draw:line-skew="0.131cm" svg:x1="15.587cm" svg:y1="6.128cm" svg:x2="14.203cm" svg:y2="7.332cm" draw:start-shape="id11" draw:start-glue-point="3" draw:end-shape="id12" draw:end-glue-point="1" svg:d="M15587 6128h-562v1204h-822" svg:viewBox="0 0 1385 1205">
          <text:p/>
        </draw:connector>
        <draw:connector draw:style-name="gr12" draw:text-style-name="P1" draw:layer="layout" draw:line-skew="-0.173cm" svg:x1="15.587cm" svg:y1="6.59cm" svg:x2="14.203cm" svg:y2="6.589cm" draw:start-shape="id13" draw:start-glue-point="3" draw:end-shape="id14" draw:end-glue-point="1" svg:d="M15587 6590h-866v-1h-518" svg:viewBox="0 0 1385 2">
          <text:p/>
        </draw:connector>
        <draw:custom-shape draw:style-name="gr3" draw:text-style-name="P5" draw:layer="layout" svg:width="0.635cm" svg:height="0.381cm" svg:x="13.569cm" svg:y="9.702cm">
          <text:p text:style-name="P1"><text:span text:style-name="T2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635cm" svg:height="0.381cm" svg:x="13.569cm" svg:y="9.002cm">
          <text:p text:style-name="P1"><text:span text:style-name="T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635cm" svg:height="0.381cm" svg:x="11.669cm" svg:y="11.203cm">
          <text:p text:style-name="P1"><text:span text:style-name="T2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635cm" svg:height="0.381cm" svg:x="13.568cm" svg:y="5.699cm">
          <text:p text:style-name="P1"><text:span text:style-name="T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635cm" svg:height="0.381cm" svg:x="11.655cm" svg:y="7.837cm">
          <text:p text:style-name="P1"><text:span text:style-name="T2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6.763cm" svg:y1="7.159cm" svg:x2="5.622cm" svg:y2="7.159cm" draw:start-shape="id15" draw:start-glue-point="3" draw:end-shape="id16" draw:end-glue-point="1" svg:d="M6763 7159h-1141" svg:viewBox="0 0 1142 1">
          <text:p/>
        </draw:connector>
        <draw:custom-shape draw:style-name="gr3" draw:text-style-name="P5" xml:id="id23" draw:id="id23" draw:layer="layout" svg:width="0.635cm" svg:height="0.381cm" svg:x="3.796cm" svg:y="9.793cm">
          <text:p text:style-name="P1"><text:span text:style-name="T2">C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7" draw:id="id17" draw:layer="layout" svg:width="0.626cm" svg:height="0.381cm" svg:x="4.996cm" svg:y="9.042cm">
          <text:p text:style-name="P1"><text:span text:style-name="T2">D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xml:id="id19" draw:id="id19" draw:layer="layout" draw:type="line" svg:x1="5.622cm" svg:y1="9.232cm" svg:x2="11.669cm" svg:y2="9.242cm" draw:start-shape="id17" draw:start-glue-point="1" draw:end-shape="id18" draw:end-glue-point="3" svg:d="M5622 9232l6047 10" svg:viewBox="0 0 6048 11">
          <text:p/>
        </draw:connector>
        <draw:connector draw:style-name="gr13" draw:text-style-name="P1" draw:layer="layout" svg:x1="8.645cm" svg:y1="9.237cm" svg:x2="11.655cm" svg:y2="5.876cm" draw:start-shape="id19" draw:start-glue-point="0" draw:end-shape="id20" draw:end-glue-point="3" svg:d="M8645 9237v-3361h3010" svg:viewBox="0 0 3011 3362">
          <text:p/>
        </draw:connector>
        <draw:connector draw:style-name="gr7" draw:text-style-name="P1" draw:layer="layout" svg:x1="11.655cm" svg:y1="6.584cm" svg:x2="7.806cm" svg:y2="6.397cm" draw:start-shape="id21" draw:start-glue-point="3" draw:end-shape="id22" draw:end-glue-point="1" svg:d="M11655 6584h-1925v-187h-1924" svg:viewBox="0 0 3850 188">
          <text:p/>
        </draw:connector>
        <draw:custom-shape draw:style-name="gr3" draw:text-style-name="P5" xml:id="id16" draw:id="id16" draw:layer="layout" svg:width="0.685cm" svg:height="0.381cm" svg:x="4.937cm" svg:y="6.969cm">
          <text:p text:style-name="P1"><text:span text:style-name="T2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" xml:id="id25" draw:id="id25" draw:layer="layout" draw:line-skew="-0.025cm 1.243cm" svg:x1="4.113cm" svg:y1="10.174cm" svg:x2="11.655cm" svg:y2="7.327cm" draw:start-shape="id23" draw:start-glue-point="2" draw:end-shape="id24" draw:end-glue-point="3" svg:d="M4113 10174v475h5172v-3322h2370" svg:viewBox="0 0 7543 3323">
          <text:p/>
        </draw:connector>
        <draw:connector draw:style-name="gr14" draw:text-style-name="P1" draw:layer="layout" svg:x1="9.285cm" svg:y1="10.649cm" svg:x2="11.669cm" svg:y2="10.693cm" draw:start-shape="id25" draw:start-glue-point="0" draw:end-shape="id26" draw:end-glue-point="3" svg:d="M9285 10649v44h2384" svg:viewBox="0 0 2385 45">
          <text:p/>
        </draw:connector>
        <draw:frame draw:style-name="gr15" draw:text-style-name="P7" draw:layer="layout" svg:width="0.836cm" svg:height="0.493cm" svg:x="10.739cm" svg:y="6.236cm">
          <draw:text-box>
            <text:p text:style-name="P7"><text:span text:style-name="T4">X Y</text:span></text:p>
          </draw:text-box>
        </draw:frame>
        <draw:frame draw:style-name="gr15" draw:text-style-name="P7" draw:layer="layout" svg:width="0.722cm" svg:height="0.493cm" svg:x="10.939cm" svg:y="9.537cm">
          <draw:text-box>
            <text:p text:style-name="P7"><text:span text:style-name="T4">Z</text:span></text:p>
          </draw:text-box>
        </draw:frame>
        <draw:frame draw:style-name="gr16" draw:text-style-name="P7" draw:layer="layout" svg:width="2.932cm" svg:height="0.735cm" svg:x="5.65cm" svg:y="3.814cm">
          <draw:text-box>
            <text:p><text:span text:style-name="T4">CS = 0: CS0 = 1, CS1 = 0</text:span></text:p>
            <text:p><text:span text:style-name="T4">CS = 1: CS0 = 0, CS1 = 1</text:span></text:p>
          </draw:text-box>
        </draw:frame>
        <draw:frame draw:style-name="gr16" draw:text-style-name="P7" draw:layer="layout" svg:width="2.898cm" svg:height="0.735cm" svg:x="5.715cm" svg:y="9.287cm">
          <draw:text-box>
            <text:p><text:span text:style-name="T4">DI = 110: para X y para Z</text:span><text:span text:style-name="T4"><text:line-break/></text:span><text:span text:style-name="T4">DI = 111: para 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7T09:54:55.982377288</meta:creation-date>
    <dc:date>2016-10-28T13:03:17.324885523</dc:date>
    <meta:editing-duration>PT39M26S</meta:editing-duration>
    <meta:editing-cycles>6</meta:editing-cycles>
    <meta:generator>LibreOffice/4.2.8.2$Linux_X86_64 LibreOffice_project/420m0$Build-2</meta:generator>
    <meta:document-statistic meta:object-count="57"/>
  </office:meta>
</office:document-meta>
</file>